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58.5" calcext:value-type="float">
            <text:p>58,5</text:p>
          </table:table-cell>
          <table:table-cell table:style-name="ce12" table:formula="of:=SUM([.C6:.C18])" office:value-type="float" office:value="80" calcext:value-type="float">
            <text:p>8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61.5" calcext:value-type="float">
            <text:p>61,5</text:p>
          </table:table-cell>
          <table:table-cell table:style-name="ce5" table:formula="of:=SUM([.F6:.F1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9" table:formula="of:=[.B4]/[.C4]" office:value-type="float" office:value="0.73125" calcext:value-type="float">
            <text:p>0,73125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float" office:value="0.842465753424658" calcext:value-type="float">
            <text:p>0,842465753424658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2</text:p>
          </table:table-cell>
          <table:table-cell table:style-name="ce2" office:value-type="float" office:value="22.5" calcext:value-type="float">
            <text:p>22,5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3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6-15T18:40:58.687677197</dc:date>
    <meta:editing-duration>P1DT17H28M34S</meta:editing-duration>
    <meta:editing-cycles>22</meta:editing-cycles>
    <meta:generator>LibreOffice/7.3.7.2$Linux_X86_64 LibreOffice_project/30$Build-2</meta:generator>
    <meta:document-statistic meta:table-count="1" meta:cell-count="57" meta:object-count="0"/>
  </office:meta>
</office:document-meta>
</file>